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5.838cm" table:align="left"/>
    </style:style>
    <style:style style:name="Table1.A" style:family="table-column">
      <style:table-column-properties style:column-width="2.674cm"/>
    </style:style>
    <style:style style:name="Table1.B" style:family="table-column">
      <style:table-column-properties style:column-width="3.164cm"/>
    </style:style>
    <style:style style:name="Table1.A1" style:family="table-cell">
      <style:table-cell-properties style:vertical-align="middle" fo:padding="0.049cm" fo:border="none"/>
    </style:style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 style:list-style-name="L9"/>
    <style:style style:name="P10" style:family="paragraph" style:parent-style-name="Text_20_body" style:list-style-name="L10"/>
    <style:style style:name="P11" style:family="paragraph" style:parent-style-name="Text_20_body" style:list-style-name="L11"/>
    <style:style style:name="P12" style:family="paragraph" style:parent-style-name="Text_20_body" style:list-style-name="L12"/>
    <style:style style:name="P13" style:family="paragraph" style:parent-style-name="Text_20_body" style:list-style-name="L13"/>
    <style:style style:name="P14" style:family="paragraph" style:parent-style-name="Text_20_body" style:list-style-name="L14"/>
    <style:style style:name="P15" style:family="paragraph" style:parent-style-name="Text_20_body" style:list-style-name="L15"/>
    <style:style style:name="P16" style:family="paragraph" style:parent-style-name="Text_20_body" style:list-style-name="L16"/>
    <style:style style:name="P17" style:family="paragraph" style:parent-style-name="Text_20_body" style:list-style-name="L17"/>
    <style:style style:name="P18" style:family="paragraph" style:parent-style-name="Text_20_body" style:list-style-name="L18"/>
    <style:style style:name="P19" style:family="paragraph" style:parent-style-name="Text_20_body" style:list-style-name="L19"/>
    <style:style style:name="P20" style:family="paragraph" style:parent-style-name="Text_20_body" style:list-style-name="L20"/>
    <style:style style:name="P21" style:family="paragraph" style:parent-style-name="Text_20_body" style:list-style-name="L21"/>
    <style:style style:name="P22" style:family="paragraph" style:parent-style-name="Text_20_body" style:list-style-name="L22"/>
    <style:style style:name="P23" style:family="paragraph" style:parent-style-name="Text_20_body" style:list-style-name="L23"/>
    <style:style style:name="P24" style:family="paragraph" style:parent-style-name="Text_20_body" style:list-style-name="L24"/>
    <style:style style:name="P25" style:family="paragraph" style:parent-style-name="Text_20_body" style:list-style-name="L25"/>
    <style:style style:name="P26" style:family="paragraph" style:parent-style-name="Text_20_body" style:list-style-name="L26"/>
    <style:style style:name="P27" style:family="paragraph" style:parent-style-name="Text_20_body" style:list-style-name="L27"/>
    <style:style style:name="P28" style:family="paragraph" style:parent-style-name="Text_20_body" style:list-style-name="L28"/>
    <style:style style:name="P29" style:family="paragraph" style:parent-style-name="Text_20_body" style:list-style-name="L29"/>
    <style:style style:name="P30" style:family="paragraph" style:parent-style-name="Text_20_body" style:list-style-name="L30"/>
    <style:style style:name="P31" style:family="paragraph" style:parent-style-name="Text_20_body" style:list-style-name="L31"/>
    <style:style style:name="P32" style:family="paragraph" style:parent-style-name="Text_20_body" style:list-style-name="L32"/>
    <style:style style:name="P33" style:family="paragraph" style:parent-style-name="Text_20_body" style:list-style-name="L33"/>
    <style:style style:name="P34" style:family="paragraph" style:parent-style-name="Text_20_body" style:list-style-name="L34"/>
    <style:style style:name="P35" style:family="paragraph" style:parent-style-name="Text_20_body" style:list-style-name="L35"/>
    <style:style style:name="P36" style:family="paragraph" style:parent-style-name="Text_20_body" style:list-style-name="L36"/>
    <style:style style:name="P37" style:family="paragraph" style:parent-style-name="Text_20_body" style:list-style-name="L37"/>
    <style:style style:name="P38" style:family="paragraph" style:parent-style-name="Text_20_body" style:list-style-name="L38"/>
    <style:style style:name="P39" style:family="paragraph" style:parent-style-name="Text_20_body" style:list-style-name="L39"/>
    <style:style style:name="P40" style:family="paragraph" style:parent-style-name="Text_20_body" style:list-style-name="L40"/>
    <style:style style:name="P41" style:family="paragraph" style:parent-style-name="Text_20_body" style:list-style-name="L41"/>
    <style:style style:name="P42" style:family="paragraph" style:parent-style-name="Text_20_body" style:list-style-name="L42"/>
    <style:style style:name="P43" style:family="paragraph" style:parent-style-name="Text_20_body" style:list-style-name="L43"/>
    <style:style style:name="P44" style:family="paragraph" style:parent-style-name="Text_20_body" style:list-style-name="L44"/>
    <style:style style:name="P45" style:family="paragraph" style:parent-style-name="Text_20_body" style:list-style-name="L45"/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Perfect 👍<text:line-break/>Now I’ll <text:span text:style-name="Strong_20_Emphasis">merge General Aptitude cleanly into the earlier combo-based plan</text:span> and <text:span text:style-name="Strong_20_Emphasis">reframe ONE PERFECT, FINAL RESPONSE PLAN</text:span>.</text:p>
      <text:p text:style-name="Text_20_body">No timings.<text:line-break/>No fluff.<text:line-break/>Only <text:span text:style-name="Strong_20_Emphasis">order + topic depth + time limits + sources + practice</text:span> — <text:span text:style-name="Strong_20_Emphasis">fully aligned with IIT Guwahati GATE 2026 syllabus</text:span>.</text:p>
      <text:p text:style-name="Text_20_body">This is the <text:span text:style-name="Strong_20_Emphasis">master execution blueprint</text:span> you follow blindly.</text:p>
      <text:p text:style-name="Horizontal_20_Line"/>
      <text:h text:style-name="Heading_20_1" text:outline-level="1">🔥 GATE EE 2026 — FINAL COMBO-BASED EXECUTION PLAN</text:h>
      <text:p text:style-name="Text_20_body"><text:span text:style-name="Emphasis">(With General Aptitude INTEGRATED)</text:span></text:p>
      <text:p text:style-name="Horizontal_20_Line"/>
      <text:h text:style-name="Heading_20_2" text:outline-level="2">🧠 OVERALL STRATEGY (READ ONCE)</text:h>
      <text:list xml:id="list44744284" text:style-name="L9">
        <text:list-item>
          <text:p text:style-name="P9">You will prepare in <text:span text:style-name="Strong_20_Emphasis">COMBOS</text:span>, not subjects</text:p>
        </text:list-item>
        <text:list-item>
          <text:p text:style-name="P9"><text:span text:style-name="Strong_20_Emphasis">General Aptitude runs in parallel</text:span> with every combo</text:p>
        </text:list-item>
        <text:list-item>
          <text:p text:style-name="P9">Each combo has:</text:p>
          <text:list>
            <text:list-item>
              <text:p text:style-name="P9">⏱️ <text:span text:style-name="Strong_20_Emphasis">Time limit (days)</text:span></text:p>
            </text:list-item>
            <text:list-item>
              <text:p text:style-name="P9">📌 <text:span text:style-name="Strong_20_Emphasis">Exact topics to cover</text:span></text:p>
            </text:list-item>
            <text:list-item>
              <text:p text:style-name="P9">🎥 <text:span text:style-name="Strong_20_Emphasis">Video sources</text:span></text:p>
            </text:list-item>
            <text:list-item>
              <text:p text:style-name="P9">🧪 <text:span text:style-name="Strong_20_Emphasis">Practice source</text:span></text:p>
            </text:list-item>
          </text:list>
        </text:list-item>
      </text:list>
      <text:p text:style-name="Text_20_body">Target = <text:span text:style-name="Strong_20_Emphasis">High repeatability + high weightage + low burnout</text:span></text:p>
      <text:p text:style-name="Horizontal_20_Line"/>
      <text:h text:style-name="Heading_20_1" text:outline-level="1">🥇 COMBO 1 — ENGINEERING MATHEMATICS + SIGNALS &amp; SYSTEMS</text:h>
      <text:p text:style-name="Text_20_body">📌 <text:span text:style-name="Strong_20_Emphasis">Duration:</text:span> 8–9 days<text:line-break/>📌 <text:span text:style-name="Strong_20_Emphasis">Marks Potential:</text:span> 20–25</text:p>
      <text:p text:style-name="Horizontal_20_Line"/>
      <text:h text:style-name="Heading_20_2" text:outline-level="2"><text:soft-page-break/>1️⃣ ENGINEERING MATHEMATICS (4–5 Days)</text:h>
      <text:h text:style-name="Heading_20_3" text:outline-level="3">✅ COVER ONLY THESE (AS PER SYLLABUS + PYQs)</text:h>
      <text:p text:style-name="Text_20_body"><text:span text:style-name="Strong_20_Emphasis">Linear Algebra</text:span></text:p>
      <text:list xml:id="list2784702122" text:style-name="L10">
        <text:list-item>
          <text:p text:style-name="P10">Matrix algebra</text:p>
        </text:list-item>
        <text:list-item>
          <text:p text:style-name="P10">System of linear equations</text:p>
        </text:list-item>
        <text:list-item>
          <text:p text:style-name="P10">Eigenvalues &amp; Eigenvectors</text:p>
        </text:list-item>
      </text:list>
      <text:p text:style-name="Text_20_body"><text:span text:style-name="Strong_20_Emphasis">Calculus</text:span></text:p>
      <text:list xml:id="list2256068730" text:style-name="L11">
        <text:list-item>
          <text:p text:style-name="P11">Mean Value Theorems</text:p>
        </text:list-item>
        <text:list-item>
          <text:p text:style-name="P11">Definite &amp; improper integrals</text:p>
        </text:list-item>
        <text:list-item>
          <text:p text:style-name="P11">Maxima &amp; minima</text:p>
        </text:list-item>
        <text:list-item>
          <text:p text:style-name="P11">Multiple integrals</text:p>
        </text:list-item>
      </text:list>
      <text:p text:style-name="Text_20_body"><text:span text:style-name="Strong_20_Emphasis">Differential Equations</text:span></text:p>
      <text:list xml:id="list1892290000" text:style-name="L12">
        <text:list-item>
          <text:p text:style-name="P12">First-order (linear/non-linear)</text:p>
        </text:list-item>
        <text:list-item>
          <text:p text:style-name="P12">Higher-order with constant coefficients</text:p>
        </text:list-item>
        <text:list-item>
          <text:p text:style-name="P12">Cauchy &amp; Euler equations</text:p>
        </text:list-item>
        <text:list-item>
          <text:p text:style-name="P12">Initial &amp; boundary value problems</text:p>
        </text:list-item>
      </text:list>
      <text:p text:style-name="Text_20_body"><text:span text:style-name="Strong_20_Emphasis">Probability &amp; Statistics</text:span></text:p>
      <text:list xml:id="list2647326181" text:style-name="L13">
        <text:list-item>
          <text:p text:style-name="P13">Random variables</text:p>
        </text:list-item>
        <text:list-item>
          <text:p text:style-name="P13">Binomial, Poisson, Normal distribution</text:p>
        </text:list-item>
        <text:list-item>
          <text:p text:style-name="P13">Mean, variance, standard deviation</text:p>
        </text:list-item>
        <text:list-item>
          <text:p text:style-name="P13">Correlation &amp; regression</text:p>
        </text:list-item>
      </text:list>
      <text:p text:style-name="Text_20_body">❌ Skip: Deep vector calculus proofs, heavy complex variable derivations</text:p>
      <text:h text:style-name="Heading_20_3" text:outline-level="3">🎥 SOURCES</text:h>
      <text:list xml:id="list3692597685" text:style-name="L14">
        <text:list-item>
          <text:p text:style-name="P14"><text:span text:style-name="Strong_20_Emphasis">Gajendra Purohit (YouTube)</text:span></text:p>
        </text:list-item>
        <text:list-item>
          <text:p text:style-name="P14">Book (only examples): <text:span text:style-name="Strong_20_Emphasis">Kreyszig</text:span></text:p>
        </text:list-item>
      </text:list>
      <text:h text:style-name="Heading_20_3" text:outline-level="3">🧪 PRACTICE</text:h>
      <text:list xml:id="list4041576593" text:style-name="L15">
        <text:list-item>
          <text:p text:style-name="P15">Made Easy / Kreatryx <text:span text:style-name="Strong_20_Emphasis">topic-wise PYQs</text:span></text:p>
        </text:list-item>
        <text:list-item>
          <text:p text:style-name="P15">Testbook topic tests</text:p>
        </text:list-item>
      </text:list>
      <text:p text:style-name="Horizontal_20_Line"/>
      <text:h text:style-name="Heading_20_2" text:outline-level="2"><text:soft-page-break/>2️⃣ SIGNALS &amp; SYSTEMS (4 Days)</text:h>
      <text:h text:style-name="Heading_20_3" text:outline-level="3">✅ COVER ONLY THESE</text:h>
      <text:list xml:id="list4088737042" text:style-name="L16">
        <text:list-item>
          <text:p text:style-name="P16">Continuous &amp; discrete signals</text:p>
        </text:list-item>
        <text:list-item>
          <text:p text:style-name="P16">Shifting &amp; scaling</text:p>
        </text:list-item>
        <text:list-item>
          <text:p text:style-name="P16">LTI systems &amp; causality</text:p>
        </text:list-item>
        <text:list-item>
          <text:p text:style-name="P16">Fourier Series</text:p>
        </text:list-item>
        <text:list-item>
          <text:p text:style-name="P16">Fourier Transform</text:p>
        </text:list-item>
        <text:list-item>
          <text:p text:style-name="P16">Sampling theorem</text:p>
        </text:list-item>
        <text:list-item>
          <text:p text:style-name="P16">Laplace Transform</text:p>
        </text:list-item>
        <text:list-item>
          <text:p text:style-name="P16">Z-Transform</text:p>
        </text:list-item>
        <text:list-item>
          <text:p text:style-name="P16">RMS &amp; average value of waveforms</text:p>
        </text:list-item>
      </text:list>
      <text:h text:style-name="Heading_20_3" text:outline-level="3">🎥 SOURCES</text:h>
      <text:list xml:id="list2189181051" text:style-name="L17">
        <text:list-item>
          <text:p text:style-name="P17"><text:span text:style-name="Strong_20_Emphasis">Neso Academy</text:span></text:p>
        </text:list-item>
        <text:list-item>
          <text:p text:style-name="P17"><text:span text:style-name="Strong_20_Emphasis">Ankit Goyal (Kreatryx)</text:span></text:p>
        </text:list-item>
      </text:list>
      <text:h text:style-name="Heading_20_3" text:outline-level="3">🧪 PRACTICE</text:h>
      <text:list xml:id="list4033057423" text:style-name="L18">
        <text:list-item>
          <text:p text:style-name="P18">PYQs (topic-wise)</text:p>
        </text:list-item>
        <text:list-item>
          <text:p text:style-name="P18">Sectional tests (Testbook)</text:p>
        </text:list-item>
      </text:list>
      <text:p text:style-name="Horizontal_20_Line"/>
      <text:h text:style-name="Heading_20_2" text:outline-level="2">🔁 GENERAL APTITUDE (RUNS PARALLEL)</text:h>
      <text:p text:style-name="Text_20_body">📌 <text:span text:style-name="Strong_20_Emphasis">Daily load:</text:span> Light but consistent<text:line-break/>📌 <text:span text:style-name="Strong_20_Emphasis">Total effort:</text:span> ~6–7 days spread out</text:p>
      <text:h text:style-name="Heading_20_3" text:outline-level="3">✅ VERBAL</text:h>
      <text:list xml:id="list3030501727" text:style-name="L19">
        <text:list-item>
          <text:p text:style-name="P19">Reading comprehension</text:p>
        </text:list-item>
        <text:list-item>
          <text:p text:style-name="P19">Sentence completion</text:p>
        </text:list-item>
        <text:list-item>
          <text:p text:style-name="P19">Basic grammar</text:p>
        </text:list-item>
        <text:list-item>
          <text:p text:style-name="P19">Word meaning (limited)</text:p>
        </text:list-item>
      </text:list>
      <text:h text:style-name="Heading_20_3" text:outline-level="3">✅ NUMERICAL</text:h>
      <text:list xml:id="list1800420401" text:style-name="L20">
        <text:list-item>
          <text:p text:style-name="P20">Percentages</text:p>
        </text:list-item>
        <text:list-item>
          <text:p text:style-name="P20">Ratio &amp; proportion</text:p>
        </text:list-item>
        <text:list-item>
          <text:p text:style-name="P20">Averages</text:p>
        </text:list-item>
        <text:list-item>
          <text:p text:style-name="P20"><text:soft-page-break/>Time &amp; work</text:p>
        </text:list-item>
        <text:list-item>
          <text:p text:style-name="P20">Time, speed &amp; distance</text:p>
        </text:list-item>
        <text:list-item>
          <text:p text:style-name="P20">Probability (basic)</text:p>
        </text:list-item>
        <text:list-item>
          <text:p text:style-name="P20">Data interpretation</text:p>
        </text:list-item>
      </text:list>
      <text:h text:style-name="Heading_20_3" text:outline-level="3">🎥 SOURCES</text:h>
      <text:list xml:id="list1545012664" text:style-name="L21">
        <text:list-item>
          <text:p text:style-name="P21"><text:span text:style-name="Strong_20_Emphasis">Gate Smashers – GA Playlist</text:span></text:p>
        </text:list-item>
        <text:list-item>
          <text:p text:style-name="P21"><text:span text:style-name="Strong_20_Emphasis">Unacademy GA (older)</text:span></text:p>
        </text:list-item>
      </text:list>
      <text:h text:style-name="Heading_20_3" text:outline-level="3">🧪 PRACTICE</text:h>
      <text:list xml:id="list1877843129" text:style-name="L22">
        <text:list-item>
          <text:p text:style-name="P22">GA PYQs (all branches)</text:p>
        </text:list-item>
        <text:list-item>
          <text:p text:style-name="P22">Testbook GA tests</text:p>
        </text:list-item>
      </text:list>
      <text:p text:style-name="Horizontal_20_Line"/>
      <text:h text:style-name="Heading_20_1" text:outline-level="1">🥈 COMBO 2 — NETWORK THEORY + CONTROL SYSTEMS</text:h>
      <text:p text:style-name="Text_20_body">📌 <text:span text:style-name="Strong_20_Emphasis">Duration:</text:span> 7–8 days<text:line-break/>📌 <text:span text:style-name="Strong_20_Emphasis">Marks Potential:</text:span> 18–20</text:p>
      <text:p text:style-name="Horizontal_20_Line"/>
      <text:h text:style-name="Heading_20_2" text:outline-level="2">3️⃣ NETWORK THEORY (3–4 Days)</text:h>
      <text:h text:style-name="Heading_20_3" text:outline-level="3">✅ COVER ONLY THESE</text:h>
      <text:list xml:id="list1629803720" text:style-name="L23">
        <text:list-item>
          <text:p text:style-name="P23">Independent &amp; dependent sources</text:p>
        </text:list-item>
        <text:list-item>
          <text:p text:style-name="P23">KCL &amp; KVL</text:p>
        </text:list-item>
        <text:list-item>
          <text:p text:style-name="P23">Node &amp; Mesh analysis</text:p>
        </text:list-item>
        <text:list-item>
          <text:p text:style-name="P23">Thevenin, Norton, Superposition</text:p>
        </text:list-item>
        <text:list-item>
          <text:p text:style-name="P23">Maximum Power Transfer</text:p>
        </text:list-item>
        <text:list-item>
          <text:p text:style-name="P23">Transient response (RL/RC)</text:p>
        </text:list-item>
        <text:list-item>
          <text:p text:style-name="P23">AC steady state</text:p>
        </text:list-item>
        <text:list-item>
          <text:p text:style-name="P23">Resonance</text:p>
        </text:list-item>
        <text:list-item>
          <text:p text:style-name="P23">Balanced 3-phase circuits</text:p>
        </text:list-item>
        <text:list-item>
          <text:p text:style-name="P23">Star–Delta transformation</text:p>
        </text:list-item>
        <text:list-item>
          <text:p text:style-name="P23">Complex power &amp; power factor</text:p>
        </text:list-item>
      </text:list>
      <text:h text:style-name="Heading_20_3" text:outline-level="3"><text:soft-page-break/>🎥 SOURCES</text:h>
      <text:list xml:id="list1387511546" text:style-name="L24">
        <text:list-item>
          <text:p text:style-name="P24"><text:span text:style-name="Strong_20_Emphasis">Ankit Goyal (Kreatryx)</text:span></text:p>
        </text:list-item>
        <text:list-item>
          <text:p text:style-name="P24">Neso Academy (backup)</text:p>
        </text:list-item>
      </text:list>
      <text:h text:style-name="Heading_20_3" text:outline-level="3">🧪 PRACTICE</text:h>
      <text:list xml:id="list1682018406" text:style-name="L25">
        <text:list-item>
          <text:p text:style-name="P25">PYQs topic-wise</text:p>
        </text:list-item>
        <text:list-item>
          <text:p text:style-name="P25">Testbook mini tests</text:p>
        </text:list-item>
      </text:list>
      <text:p text:style-name="Horizontal_20_Line"/>
      <text:h text:style-name="Heading_20_2" text:outline-level="2">4️⃣ CONTROL SYSTEMS (3–4 Days)</text:h>
      <text:h text:style-name="Heading_20_3" text:outline-level="3">✅ COVER ONLY THESE</text:h>
      <text:list xml:id="list2517194496" text:style-name="L26">
        <text:list-item>
          <text:p text:style-name="P26">System modelling</text:p>
        </text:list-item>
        <text:list-item>
          <text:p text:style-name="P26">Transfer functions</text:p>
        </text:list-item>
        <text:list-item>
          <text:p text:style-name="P26">Block diagrams &amp; signal flow graphs</text:p>
        </text:list-item>
        <text:list-item>
          <text:p text:style-name="P26">Time response</text:p>
        </text:list-item>
        <text:list-item>
          <text:p text:style-name="P26">Steady-state error</text:p>
        </text:list-item>
        <text:list-item>
          <text:p text:style-name="P26">Routh–Hurwitz criterion</text:p>
        </text:list-item>
        <text:list-item>
          <text:p text:style-name="P26">Nyquist stability</text:p>
        </text:list-item>
        <text:list-item>
          <text:p text:style-name="P26">Bode plots</text:p>
        </text:list-item>
        <text:list-item>
          <text:p text:style-name="P26">Root locus</text:p>
        </text:list-item>
        <text:list-item>
          <text:p text:style-name="P26">Lag, lead &amp; PID controllers</text:p>
        </text:list-item>
      </text:list>
      <text:p text:style-name="Text_20_body">❌ Skip deep state-space theory if short on time</text:p>
      <text:h text:style-name="Heading_20_3" text:outline-level="3">🎥 SOURCES</text:h>
      <text:list xml:id="list2275599165" text:style-name="L27">
        <text:list-item>
          <text:p text:style-name="P27"><text:span text:style-name="Strong_20_Emphasis">Ankit Goyal (Kreatryx)</text:span></text:p>
        </text:list-item>
        <text:list-item>
          <text:p text:style-name="P27">Neso Academy</text:p>
        </text:list-item>
      </text:list>
      <text:h text:style-name="Heading_20_3" text:outline-level="3">🧪 PRACTICE</text:h>
      <text:list xml:id="list3373280400" text:style-name="L28">
        <text:list-item>
          <text:p text:style-name="P28">PYQs topic-wise</text:p>
        </text:list-item>
        <text:list-item>
          <text:p text:style-name="P28">Subject-level test</text:p>
        </text:list-item>
      </text:list>
      <text:p text:style-name="Horizontal_20_Line"/>
      <text:h text:style-name="Heading_20_1" text:outline-level="1"><text:soft-page-break/>🥉 COMBO 3 — ELECTRICAL MACHINES + POWER SYSTEMS</text:h>
      <text:p text:style-name="Text_20_body">📌 <text:span text:style-name="Strong_20_Emphasis">Duration:</text:span> 9–10 days<text:line-break/>📌 <text:span text:style-name="Strong_20_Emphasis">Marks Potential:</text:span> 18–22</text:p>
      <text:p text:style-name="Horizontal_20_Line"/>
      <text:h text:style-name="Heading_20_2" text:outline-level="2">5️⃣ ELECTRICAL MACHINES (5–6 Days)</text:h>
      <text:h text:style-name="Heading_20_3" text:outline-level="3">✅ COVER ONLY THESE</text:h>
      <text:p text:style-name="Text_20_body"><text:span text:style-name="Strong_20_Emphasis">Transformers</text:span></text:p>
      <text:list xml:id="list2188320887" text:style-name="L29">
        <text:list-item>
          <text:p text:style-name="P29">Equivalent circuit</text:p>
        </text:list-item>
        <text:list-item>
          <text:p text:style-name="P29">OC/SC tests</text:p>
        </text:list-item>
        <text:list-item>
          <text:p text:style-name="P29">Regulation &amp; efficiency</text:p>
        </text:list-item>
        <text:list-item>
          <text:p text:style-name="P29">Vector groups</text:p>
        </text:list-item>
        <text:list-item>
          <text:p text:style-name="P29">Parallel operation</text:p>
        </text:list-item>
      </text:list>
      <text:p text:style-name="Text_20_body"><text:span text:style-name="Strong_20_Emphasis">DC Machines</text:span></text:p>
      <text:list xml:id="list3705316686" text:style-name="L30">
        <text:list-item>
          <text:p text:style-name="P30">Types</text:p>
        </text:list-item>
        <text:list-item>
          <text:p text:style-name="P30">Characteristics</text:p>
        </text:list-item>
        <text:list-item>
          <text:p text:style-name="P30">Speed control</text:p>
        </text:list-item>
      </text:list>
      <text:p text:style-name="Text_20_body"><text:span text:style-name="Strong_20_Emphasis">Induction Motors</text:span></text:p>
      <text:list xml:id="list2386701261" text:style-name="L31">
        <text:list-item>
          <text:p text:style-name="P31">Principle</text:p>
        </text:list-item>
        <text:list-item>
          <text:p text:style-name="P31">Torque–speed characteristics</text:p>
        </text:list-item>
        <text:list-item>
          <text:p text:style-name="P31">Equivalent circuit</text:p>
        </text:list-item>
        <text:list-item>
          <text:p text:style-name="P31">No-load &amp; blocked rotor tests</text:p>
        </text:list-item>
      </text:list>
      <text:p text:style-name="Text_20_body"><text:span text:style-name="Strong_20_Emphasis">Efficiency &amp; losses</text:span> (common to all machines)</text:p>
      <text:p text:style-name="Text_20_body">❌ Skip deep synchronous machine derivations</text:p>
      <text:h text:style-name="Heading_20_3" text:outline-level="3">🎥 SOURCES</text:h>
      <text:list xml:id="list2891307605" text:style-name="L32">
        <text:list-item>
          <text:p text:style-name="P32"><text:span text:style-name="Strong_20_Emphasis">Nesari Sir (GATE Academy)</text:span></text:p>
        </text:list-item>
        <text:list-item>
          <text:p text:style-name="P32">Unacademy EE (older)</text:p>
        </text:list-item>
      </text:list>
      <text:h text:style-name="Heading_20_3" text:outline-level="3">🧪 PRACTICE</text:h>
      <text:list xml:id="list4174337083" text:style-name="L33">
        <text:list-item>
          <text:p text:style-name="P33">PYQs topic-wise</text:p>
        </text:list-item>
        <text:list-item>
          <text:p text:style-name="P33">Made Easy machine tests</text:p>
        </text:list-item>
      </text:list>
      <text:p text:style-name="Horizontal_20_Line"><text:soft-page-break/></text:p>
      <text:h text:style-name="Heading_20_2" text:outline-level="2">6️⃣ POWER SYSTEMS (4–5 Days)</text:h>
      <text:h text:style-name="Heading_20_3" text:outline-level="3">✅ COVER ONLY THESE</text:h>
      <text:list xml:id="list3050488723" text:style-name="L34">
        <text:list-item>
          <text:p text:style-name="P34">AC/DC transmission concepts</text:p>
        </text:list-item>
        <text:list-item>
          <text:p text:style-name="P34">Transmission line models</text:p>
        </text:list-item>
        <text:list-item>
          <text:p text:style-name="P34">Per-unit system</text:p>
        </text:list-item>
        <text:list-item>
          <text:p text:style-name="P34">Bus admittance matrix</text:p>
        </text:list-item>
        <text:list-item>
          <text:p text:style-name="P34">Load flow (Gauss–Seidel, Newton–Raphson)</text:p>
        </text:list-item>
        <text:list-item>
          <text:p text:style-name="P34">Symmetrical components</text:p>
        </text:list-item>
        <text:list-item>
          <text:p text:style-name="P34">Symmetrical &amp; unsymmetrical fault analysis</text:p>
        </text:list-item>
        <text:list-item>
          <text:p text:style-name="P34">Economic load dispatch (basic)</text:p>
        </text:list-item>
        <text:list-item>
          <text:p text:style-name="P34">Voltage &amp; frequency control</text:p>
        </text:list-item>
        <text:list-item>
          <text:p text:style-name="P34">Equal area criterion (basics)</text:p>
        </text:list-item>
      </text:list>
      <text:h text:style-name="Heading_20_3" text:outline-level="3">🎥 SOURCES</text:h>
      <text:list xml:id="list2779622839" text:style-name="L35">
        <text:list-item>
          <text:p text:style-name="P35"><text:span text:style-name="Strong_20_Emphasis">Unacademy EE</text:span></text:p>
        </text:list-item>
        <text:list-item>
          <text:p text:style-name="P35">Neso Academy</text:p>
        </text:list-item>
      </text:list>
      <text:h text:style-name="Heading_20_3" text:outline-level="3">🧪 PRACTICE</text:h>
      <text:list xml:id="list3281237560" text:style-name="L36">
        <text:list-item>
          <text:p text:style-name="P36">PYQs topic-wise</text:p>
        </text:list-item>
        <text:list-item>
          <text:p text:style-name="P36">Power system tests</text:p>
        </text:list-item>
      </text:list>
      <text:p text:style-name="Horizontal_20_Line"/>
      <text:h text:style-name="Heading_20_1" text:outline-level="1">🟡 COMBO 4 — POWER ELECTRONICS + DIGITAL</text:h>
      <text:p text:style-name="Text_20_body">📌 <text:span text:style-name="Strong_20_Emphasis">Duration:</text:span> 5 days<text:line-break/>📌 <text:span text:style-name="Strong_20_Emphasis">Marks Potential:</text:span> 8–10</text:p>
      <text:p text:style-name="Horizontal_20_Line"/>
      <text:h text:style-name="Heading_20_2" text:outline-level="2">7️⃣ POWER ELECTRONICS (3 Days)</text:h>
      <text:h text:style-name="Heading_20_3" text:outline-level="3">✅ COVER ONLY THESE</text:h>
      <text:list xml:id="list997319512" text:style-name="L37">
        <text:list-item>
          <text:p text:style-name="P37">Thyristor, MOSFET, IGBT characteristics</text:p>
        </text:list-item>
        <text:list-item>
          <text:p text:style-name="P37">Firing/gating circuits</text:p>
        </text:list-item>
        <text:list-item>
          <text:p text:style-name="P37"><text:soft-page-break/>Buck, Boost, Buck–Boost converters</text:p>
        </text:list-item>
        <text:list-item>
          <text:p text:style-name="P37">Single &amp; three-phase rectifiers</text:p>
        </text:list-item>
        <text:list-item>
          <text:p text:style-name="P37">Inverters</text:p>
        </text:list-item>
        <text:list-item>
          <text:p text:style-name="P37">SPWM</text:p>
        </text:list-item>
        <text:list-item>
          <text:p text:style-name="P37">Harmonics, power factor, distortion factor</text:p>
        </text:list-item>
      </text:list>
      <text:h text:style-name="Heading_20_3" text:outline-level="3">🎥 SOURCES</text:h>
      <text:list xml:id="list1141054248" text:style-name="L38">
        <text:list-item>
          <text:p text:style-name="P38">Neso Academy</text:p>
        </text:list-item>
        <text:list-item>
          <text:p text:style-name="P38">Gate Smashers</text:p>
        </text:list-item>
      </text:list>
      <text:h text:style-name="Heading_20_3" text:outline-level="3">🧪 PRACTICE</text:h>
      <text:list xml:id="list1250244556" text:style-name="L39">
        <text:list-item>
          <text:p text:style-name="P39">PYQs only</text:p>
        </text:list-item>
      </text:list>
      <text:p text:style-name="Horizontal_20_Line"/>
      <text:h text:style-name="Heading_20_2" text:outline-level="2">8️⃣ DIGITAL &amp; ANALOG (2 Days)</text:h>
      <text:h text:style-name="Heading_20_3" text:outline-level="3">✅ COVER ONLY THESE</text:h>
      <text:list xml:id="list3217039476" text:style-name="L40">
        <text:list-item>
          <text:p text:style-name="P40">Logic gates</text:p>
        </text:list-item>
        <text:list-item>
          <text:p text:style-name="P40">Combinational circuits</text:p>
        </text:list-item>
        <text:list-item>
          <text:p text:style-name="P40">Op-amp basics</text:p>
        </text:list-item>
        <text:list-item>
          <text:p text:style-name="P40">Active filters (Sallen-Key)</text:p>
        </text:list-item>
        <text:list-item>
          <text:p text:style-name="P40">ADC &amp; DAC basics</text:p>
        </text:list-item>
      </text:list>
      <text:h text:style-name="Heading_20_3" text:outline-level="3">🎥 SOURCES</text:h>
      <text:list xml:id="list1229411657" text:style-name="L41">
        <text:list-item>
          <text:p text:style-name="P41">Neso Academy</text:p>
        </text:list-item>
        <text:list-item>
          <text:p text:style-name="P41">Gate Smashers</text:p>
        </text:list-item>
      </text:list>
      <text:h text:style-name="Heading_20_3" text:outline-level="3">🧪 PRACTICE</text:h>
      <text:list xml:id="list2817910476" text:style-name="L42">
        <text:list-item>
          <text:p text:style-name="P42">PYQs + topic tests</text:p>
        </text:list-item>
      </text:list>
      <text:p text:style-name="Horizontal_20_Line"/>
      <text:h text:style-name="Heading_20_1" text:outline-level="1">🚫 LOW PRIORITY / SKIP ZONE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Heading">Subject</text:p>
            </table:table-cell>
            <table:table-cell table:style-name="Table1.A1" office:value-type="string">
              <text:p text:style-name="Table_20_Heading">Action</text:p>
            </table:table-cell>
          </table:table-row>
        </table:table-header-rows>
        <table:table-row>
          <table:table-cell table:style-name="Table1.A1" office:value-type="string">
            <text:p text:style-name="Table_20_Contents">EM Fields</text:p>
          </table:table-cell>
          <table:table-cell table:style-name="Table1.A1" office:value-type="string">
            <text:p text:style-name="Table_20_Contents">Only skim basics</text:p>
          </table:table-cell>
        </table:table-row>
        <table:table-row>
          <table:table-cell table:style-name="Table1.A1" office:value-type="string">
            <text:p text:style-name="Table_20_Contents">Measurements</text:p>
          </table:table-cell>
          <table:table-cell table:style-name="Table1.A1" office:value-type="string">
            <text:p text:style-name="Table_20_Contents">Last priority</text:p>
          </table:table-cell>
        </table:table-row>
        <table:table-row>
          <table:table-cell table:style-name="Table1.A1" office:value-type="string">
            <text:p text:style-name="Table_20_Contents">Deep Analog</text:p>
          </table:table-cell>
          <table:table-cell table:style-name="Table1.A1" office:value-type="string">
            <text:p text:style-name="Table_20_Contents">Avoid</text:p>
          </table:table-cell>
        </table:table-row>
      </table:table>
      <text:p text:style-name="Horizontal_20_Line"/>
      <text:h text:style-name="Heading_20_1" text:outline-level="1"><text:soft-page-break/>🧪 MOCK &amp; REVISION RULE (NON-NEGOTIABLE)</text:h>
      <text:list xml:id="list3771567026" text:style-name="L43">
        <text:list-item>
          <text:p text:style-name="P43">Start full-length mocks <text:span text:style-name="Strong_20_Emphasis">after Combo 2</text:span></text:p>
        </text:list-item>
        <text:list-item>
          <text:p text:style-name="P43">Total mocks: <text:span text:style-name="Strong_20_Emphasis">5–6</text:span></text:p>
        </text:list-item>
        <text:list-item>
          <text:p text:style-name="P43">Analyze:</text:p>
          <text:list>
            <text:list-item>
              <text:p text:style-name="P43">Concept error</text:p>
            </text:list-item>
            <text:list-item>
              <text:p text:style-name="P43">Formula error</text:p>
            </text:list-item>
            <text:list-item>
              <text:p text:style-name="P43">Time error</text:p>
            </text:list-item>
          </text:list>
        </text:list-item>
      </text:list>
      <text:p text:style-name="Horizontal_20_Line"/>
      <text:h text:style-name="Heading_20_1" text:outline-level="1">🧩 FINAL COMBO ORDER (FOLLOW EXACTLY)</text:h>
      <text:p text:style-name="Text_20_body">1️⃣ Maths + Signals + GA<text:line-break/>2️⃣ Networks + Control + GA<text:line-break/>3️⃣ Machines + Power Systems + GA<text:line-break/>4️⃣ Power Electronics + Digital + GA<text:line-break/>5️⃣ Mocks + revision + GA polish</text:p>
      <text:p text:style-name="Horizontal_20_Line"/>
      <text:h text:style-name="Heading_20_2" text:outline-level="2">🏁 FINAL TRUTH (BRO LEVEL)</text:h>
      <text:list xml:id="list1548988591" text:style-name="L44">
        <text:list-item>
          <text:p text:style-name="P44">This plan is <text:span text:style-name="Strong_20_Emphasis">syllabus-aligned + PYQ-backed</text:span></text:p>
        </text:list-item>
        <text:list-item>
          <text:p text:style-name="P44">If executed honestly → <text:span text:style-name="Strong_20_Emphasis">45–60 marks possible</text:span></text:p>
        </text:list-item>
        <text:list-item>
          <text:p text:style-name="P44">GA is your <text:span text:style-name="Strong_20_Emphasis">rank booster</text:span></text:p>
        </text:list-item>
        <text:list-item>
          <text:p text:style-name="P44">Random studying = guaranteed burnout</text:p>
        </text:list-item>
      </text:list>
      <text:p text:style-name="Text_20_body">If you want next:</text:p>
      <text:list xml:id="list1722744789" text:style-name="L45">
        <text:list-item>
          <text:p text:style-name="P45">✅ <text:span text:style-name="Strong_20_Emphasis">Exact PYQ count per topic</text:span></text:p>
        </text:list-item>
        <text:list-item>
          <text:p text:style-name="P45">✅ <text:span text:style-name="Strong_20_Emphasis">“Stop rule” for each subject</text:span></text:p>
        </text:list-item>
        <text:list-item>
          <text:p text:style-name="P45">✅ <text:span text:style-name="Strong_20_Emphasis">Mock analysis template</text:span></text:p>
        </text:list-item>
      </text:list>
      <text:p text:style-name="Text_20_body">Just tell me what you want next 🔥</text:p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06T11:49:01.128448413</meta:creation-date>
    <dc:date>2026-01-06T11:52:00.632362954</dc:date>
    <meta:editing-duration>PT3M</meta:editing-duration>
    <meta:editing-cycles>1</meta:editing-cycles>
    <meta:document-statistic meta:table-count="1" meta:image-count="0" meta:object-count="0" meta:page-count="9" meta:paragraph-count="223" meta:word-count="1010" meta:character-count="5467" meta:non-whitespace-character-count="4838"/>
    <meta:generator>LibreOffice/7.3.7.2$Linux_X86_64 LibreOffice_project/30$Build-2</meta:generator>
  </office:meta>
</office:document-meta>
</file>